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font-size="11pt" fo:language="en" fo:country="GB" style:font-size-asian="11pt" style:font-size-complex="11pt"/>
    </style:style>
    <style:style style:name="P3" style:family="paragraph" style:parent-style-name="Standard">
      <style:text-properties fo:font-size="11pt" fo:language="en" fo:country="GB" style:text-underline-style="solid" style:text-underline-width="auto" style:text-underline-color="font-color" style:font-size-asian="11pt" style:font-size-complex="11pt"/>
    </style:style>
    <style:style style:name="P4" style:family="paragraph" style:parent-style-name="Standard">
      <style:paragraph-properties fo:break-before="page"/>
      <style:text-properties fo:language="en" fo:country="GB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language="en" fo:country="GB" fo:font-weight="bold" style:font-weight-asian="bold"/>
    </style:style>
    <style:style style:name="P6" style:family="paragraph" style:parent-style-name="courier_20_new">
      <style:text-properties style:font-name="Courier New" style:font-name-complex="Courier New"/>
    </style:style>
    <style:style style:name="P7" style:family="paragraph" style:parent-style-name="courier_20_new">
      <style:text-properties style:font-name="Courier New" fo:language="fr" fo:country="FR" style:font-name-complex="Courier New"/>
    </style:style>
    <style:style style:name="P8" style:family="paragraph" style:parent-style-name="courier_20_new">
      <style:text-properties style:font-name="Courier New" fo:language="da" fo:country="DK" style:font-name-complex="Courier New"/>
    </style:style>
    <style:style style:name="T1" style:family="text">
      <style:text-properties fo:language="en" fo:country="GB"/>
    </style:style>
    <style:style style:name="T2" style:family="text">
      <style:text-properties fo:font-size="11pt" fo:language="en" fo:country="GB" style:font-size-asian="11pt" style:font-size-complex="11pt"/>
    </style:style>
    <style:style style:name="T3" style:family="text">
      <style:text-properties fo:font-size="11pt" fo:language="en" fo:country="GB" fo:font-weight="bold" style:font-size-asian="11pt" style:font-weight-asian="bold" style:font-size-complex="11pt"/>
    </style:style>
    <style:style style:name="T4" style:family="text">
      <style:text-properties style:font-name="Courier New" style:font-name-complex="Courier New"/>
    </style:style>
    <style:style style:name="T5" style:family="text">
      <style:text-properties style:font-name="Courier New" fo:language="fr" fo:country="FR" style:font-name-complex="Courier New"/>
    </style:style>
    <style:style style:name="T6" style:family="text">
      <style:text-properties style:font-name="Courier New" fo:language="da" fo:country="DK" style:font-name-complex="Courier New"/>
    </style:style>
    <style:style style:name="Sect1" style:family="section">
      <style:section-properties text:dont-balance-text-columns="true" style:writing-mode="lr-tb" style:editable="false">
        <style:columns fo:column-count="2" fo:column-gap="1.249cm">
          <style:column style:rel-width="32767*" fo:start-indent="0cm" fo:end-indent="0.624cm"/>
          <style:column style:rel-width="32767*" fo:start-indent="0.624cm" fo:end-indent="0cm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COV</text:p>
      <text:p text:style-name="P1"/>
      <text:p text:style-name="P2">Following is a quick description of the tracefile format as used <text:s/>by genhtml, geninfo and lcov.</text:p>
      <text:p text:style-name="P2"/>
      <text:p text:style-name="P2">A tracefile is made up of several human-readable lines of text, divided into sections. If available, a tracefile begins with the testname which is stored in the following format:</text:p>
      <text:p text:style-name="P2"/>
      <text:p text:style-name="Standard"><text:span text:style-name="T2"><text:s text:c="2"/></text:span><text:span text:style-name="T3">TN</text:span><text:span text:style-name="T2">:&lt;test name&gt;</text:span></text:p>
      <text:p text:style-name="P2"/>
      <text:p text:style-name="P2">For <text:s/>each <text:s/>source <text:s/>file <text:s/>referenced in the .da file, there is a section containing filename and coverage data:</text:p>
      <text:p text:style-name="P2"/>
      <text:p text:style-name="Standard"><text:span text:style-name="T2"><text:s text:c="2"/></text:span><text:span text:style-name="T3">SF</text:span><text:span text:style-name="T2">:&lt;absolute path to the source file&gt;</text:span></text:p>
      <text:p text:style-name="P2"/>
      <text:p text:style-name="P3">Following is a list of line numbers for each function name found in the source file:</text:p>
      <text:p text:style-name="P2"/>
      <text:p text:style-name="Standard"><text:span text:style-name="T2"><text:s text:c="2"/></text:span><text:span text:style-name="T3">FN</text:span><text:span text:style-name="T2">:&lt;line number of function start&gt;,&lt;function name&gt;</text:span></text:p>
      <text:p text:style-name="P2"/>
      <text:p text:style-name="P2">Next, <text:s/>there <text:s/>is a list of execution counts for each instrumented function:</text:p>
      <text:p text:style-name="P2"/>
      <text:p text:style-name="Standard"><text:span text:style-name="T2"><text:s text:c="2"/></text:span><text:span text:style-name="T3">FNDA</text:span><text:span text:style-name="T2">:&lt;execution count&gt;,&lt;function name&gt;</text:span></text:p>
      <text:p text:style-name="P2"/>
      <text:p text:style-name="P2">This list is followed by two lines containing the number <text:s/>of <text:s/>functions found and hit:</text:p>
      <text:p text:style-name="P2"/>
      <text:p text:style-name="Standard"><text:span text:style-name="T2"><text:s text:c="2"/></text:span><text:span text:style-name="T3">FNF</text:span><text:span text:style-name="T2">:&lt;number of functions found&gt;</text:span></text:p>
      <text:p text:style-name="Standard"><text:span text:style-name="T2"><text:s text:c="2"/></text:span><text:span text:style-name="T3">FNH</text:span><text:span text:style-name="T2">:&lt;number of function hit&gt;</text:span></text:p>
      <text:p text:style-name="P2"/>
      <text:p text:style-name="P3">Branch coverage information is stored which one line per branch:</text:p>
      <text:p text:style-name="P2"/>
      <text:p text:style-name="Standard"><text:span text:style-name="T2"><text:s text:c="2"/></text:span><text:span text:style-name="T3">BRDA</text:span><text:span text:style-name="T2">:&lt;line number&gt;,&lt;block number&gt;,&lt;branch number&gt;,&lt;taken&gt;</text:span></text:p>
      <text:p text:style-name="P2"/>
      <text:p text:style-name="P2">Block number and branch number are gcc internal IDs for the branch. Taken is either '-' if the basic block containing the branch was never executed or a number indicating how often <text:s/>that branch was taken.</text:p>
      <text:p text:style-name="P2"/>
      <text:p text:style-name="P2">Branch coverage summaries are stored in two lines:</text:p>
      <text:p text:style-name="P2"/>
      <text:p text:style-name="Standard"><text:span text:style-name="T2"><text:s text:c="2"/></text:span><text:span text:style-name="T3">BRF</text:span><text:span text:style-name="T2">:&lt;number of branches found&gt;</text:span></text:p>
      <text:p text:style-name="Standard"><text:span text:style-name="T2"><text:s text:c="2"/></text:span><text:span text:style-name="T3">BRH</text:span><text:span text:style-name="T2">:&lt;number of branches hit&gt;</text:span></text:p>
      <text:p text:style-name="P2"/>
      <text:p text:style-name="P3">Then <text:s/>there <text:s/>is <text:s/>a <text:s/>list of execution counts for each instrumented line</text:p>
      <text:p text:style-name="P2">(i.e. a line which resulted in executable code):</text:p>
      <text:p text:style-name="P2"/>
      <text:p text:style-name="Standard"><text:span text:style-name="T2"><text:s text:c="2"/></text:span><text:span text:style-name="T3">DA</text:span><text:span text:style-name="T2">:&lt;line number&gt;,&lt;execution count&gt;[,&lt;checksum&gt;]</text:span></text:p>
      <text:p text:style-name="P2"/>
      <text:p text:style-name="P2">Note that there may be an optional checksum present <text:s/>for <text:s/>each <text:s/>instrumented <text:s/>line. <text:s/>The <text:s/>current <text:s/>geninfo implementation uses an MD5 hash as checksumming algorithm.</text:p>
      <text:p text:style-name="P2"/>
      <text:p text:style-name="P2">At the end of a section, there is a summary about how many <text:s/>lines <text:s/>were found and how many were actually instrumented:</text:p>
      <text:p text:style-name="P2"/>
      <text:p text:style-name="Standard"><text:span text:style-name="T2"><text:s text:c="2"/></text:span><text:span text:style-name="T3">LH</text:span><text:span text:style-name="T2">:&lt;number of lines with a non-zero execution count&gt;</text:span></text:p>
      <text:p text:style-name="Standard"><text:span text:style-name="T2"><text:s text:c="2"/></text:span><text:span text:style-name="T3">LF</text:span><text:span text:style-name="T2">:&lt;number of instrumented lines&gt;</text:span></text:p>
      <text:p text:style-name="P2"/>
      <text:p text:style-name="P3">Each sections ends with:</text:p>
      <text:p text:style-name="P2"/>
      <text:p text:style-name="Standard"><text:span text:style-name="T2"><text:s text:c="2"/></text:span><text:span text:style-name="T3">end_of_record</text:span></text:p>
      <text:p text:style-name="P1"/>
      <text:p text:style-name="P4"/>
      <text:section text:style-name="Sect1" text:name="Section1">
        <text:p text:style-name="P6">TN:</text:p>
        <text:p text:style-name="P6">SF:/Soft/mag/ut0tyb/prog/lcov/test1.cpp</text:p>
        <text:p text:style-name="P6">FN:5,_Z5valuei</text:p>
        <text:p text:style-name="P6">FN:13,_Z6value2i</text:p>
        <text:p text:style-name="P6">FN:22,_Z6value3i</text:p>
        <text:p text:style-name="P6">FN:31,_Z6value4i</text:p>
        <text:p text:style-name="P6">FN:41,main</text:p>
        <text:p text:style-name="P6">FN:58,_Z41__static_initialization_and_destruction_0ii</text:p>
        <text:p text:style-name="P6">FN:59,_GLOBAL__I__Z5valuei</text:p>
        <text:p text:style-name="P6">FNDA:6,_Z5valuei</text:p>
        <text:p text:style-name="P6">FNDA:7,_Z6value2i</text:p>
        <text:p text:style-name="P6">FNDA:3,_Z6value3i</text:p>
        <text:p text:style-name="P6">FNDA:0,_Z6value4i</text:p>
        <text:p text:style-name="P6">FNDA:1,main</text:p>
        <text:p text:style-name="P6">FNDA:1,_Z41__static_initialization_and_destruction_0ii</text:p>
        <text:p text:style-name="P6">FNDA:1,_GLOBAL__I__Z5valuei</text:p>
        <text:p text:style-name="P6">FNF:7</text:p>
        <text:p text:style-name="P7">FNH:6</text:p>
        <text:p text:style-name="P7">BRDA:7,0,0,2</text:p>
        <text:p text:style-name="P7">BRDA:7,0,1,4</text:p>
        <text:p text:style-name="P7">BRDA:8,0,0,2</text:p>
        <text:p text:style-name="P7">BRDA:8,0,1,2</text:p>
        <text:p text:style-name="P7">BRDA:9,0,0,1</text:p>
        <text:p text:style-name="P7">BRDA:9,0,1,1</text:p>
        <text:p text:style-name="P7">BRDA:16,0,0,2</text:p>
        <text:p text:style-name="P7">BRDA:16,0,1,5</text:p>
        <text:p text:style-name="P7">BRDA:17,0,0,3</text:p>
        <text:p text:style-name="P7">BRDA:17,0,1,4</text:p>
        <text:p text:style-name="P7">BRDA:18,0,0,1</text:p>
        <text:p text:style-name="P7">BRDA:18,0,1,6</text:p>
        <text:p text:style-name="P7">BRDA:25,0,0,2</text:p>
        <text:p text:style-name="P7">BRDA:25,0,1,1</text:p>
        <text:p text:style-name="P7">BRDA:26,0,0,1</text:p>
        <text:p text:style-name="P7">BRDA:26,0,1,2</text:p>
        <text:p text:style-name="P7">BRDA:27,0,0,0</text:p>
        <text:p text:style-name="P7">BRDA:27,0,1,3</text:p>
        <text:p text:style-name="P7">BRDA:34,0,0,-</text:p>
        <text:p text:style-name="P7">BRDA:34,0,1,-</text:p>
        <text:p text:style-name="P7">BRDA:35,0,0,-</text:p>
        <text:p text:style-name="P7">BRDA:35,0,1,-</text:p>
        <text:p text:style-name="P7">BRDA:36,0,0,-</text:p>
        <text:p text:style-name="P7">BRDA:36,0,1,-</text:p>
        <text:p text:style-name="P7">BRDA:58,0,0,1</text:p>
        <text:p text:style-name="P7">BRDA:58,0,1,0</text:p>
        <text:p text:style-name="P7">BRDA:58,1,2,1</text:p>
        <text:p text:style-name="P7">BRDA:58,1,3,0</text:p>
        <text:p text:style-name="P7">BRF:28</text:p>
        <text:p text:style-name="P8">BRH:19</text:p>
        <text:p text:style-name="P8">DA:5,6</text:p>
        <text:p text:style-name="P8">DA:7,6</text:p>
        <text:p text:style-name="P8">DA:8,4</text:p>
        <text:p text:style-name="P8">DA:9,2</text:p>
        <text:p text:style-name="P6">DA:10,6</text:p>
        <text:p text:style-name="P6">DA:13,7</text:p>
        <text:p text:style-name="P6">DA:15,7</text:p>
        <text:p text:style-name="P8">DA:16,7</text:p>
        <text:p text:style-name="P8">DA:17,7</text:p>
        <text:p text:style-name="P8">DA:18,7</text:p>
        <text:p text:style-name="P8">DA:19,7</text:p>
        <text:p text:style-name="P8">DA:22,3</text:p>
        <text:p text:style-name="P8">DA:24,3</text:p>
        <text:p text:style-name="P8">DA:25,3</text:p>
        <text:p text:style-name="P8">DA:26,3</text:p>
        <text:p text:style-name="P8">DA:27,3</text:p>
        <text:p text:style-name="P8">DA:28,3</text:p>
        <text:p text:style-name="P8">DA:31,0</text:p>
        <text:p text:style-name="P8">DA:33,0</text:p>
        <text:p text:style-name="P8">DA:34,0</text:p>
        <text:p text:style-name="P8">DA:35,0</text:p>
        <text:p text:style-name="P8">DA:36,0</text:p>
        <text:p text:style-name="P8">DA:37,0</text:p>
        <text:p text:style-name="P8">DA:41,1</text:p>
        <text:p text:style-name="P8">DA:43,1</text:p>
        <text:p text:style-name="P8">DA:44,1</text:p>
        <text:p text:style-name="P8">DA:45,1</text:p>
        <text:p text:style-name="P8">DA:46,1</text:p>
        <text:p text:style-name="P8">DA:47,1</text:p>
        <text:p text:style-name="P8">DA:49,1</text:p>
        <text:p text:style-name="P8">DA:50,1</text:p>
        <text:p text:style-name="P8">DA:51,1</text:p>
        <text:p text:style-name="P8">DA:52,1</text:p>
        <text:p text:style-name="P8">DA:53,1</text:p>
        <text:p text:style-name="P8">DA:55,1</text:p>
        <text:p text:style-name="P8">DA:56,1</text:p>
        <text:p text:style-name="P8">DA:57,1</text:p>
        <text:p text:style-name="P6">DA:58,2</text:p>
        <text:p text:style-name="P6">DA:59,1</text:p>
        <text:p text:style-name="P6">LF:39</text:p>
        <text:p text:style-name="P6">LH:33</text:p>
        <text:p text:style-name="P6">end_of_record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courier_20_new" style:display-name="courier new" style:family="paragraph" style:parent-style-name="Standard">
      <style:text-properties fo:language="en" fo:country="GB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.499cm" fo:margin-right="2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COV</dc:title>
    <meta:initial-creator>Fleury, David (CA-CIB)</meta:initial-creator>
    <meta:creation-date>2010-11-09T11:06:00</meta:creation-date>
    <dc:creator>Fleury, David (CA-CIB)</dc:creator>
    <dc:date>2010-11-09T11:32:00</dc:date>
    <meta:print-date>2010-11-09T10:32:00</meta:print-date>
    <meta:editing-cycles>3</meta:editing-cycles>
    <meta:editing-duration>PT6M</meta:editing-duration>
    <meta:document-statistic meta:table-count="0" meta:image-count="0" meta:object-count="0" meta:page-count="2" meta:paragraph-count="118" meta:word-count="374" meta:character-count="2884" meta:non-whitespace-character-count="2579"/>
    <meta:generator>LibreOffice/4.0.4.2$Windows_x86 LibreOffice_project/9e9821abd0ffdbc09cd8c52eaa574fa09eb08f2</meta:generator>
  </office:meta>
</office:document-meta>
</file>